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but even so, despite her own wishes, it didn’t really bother her. And on went this exchange, for a while, neither side budging. After a few minutes though, she started worrying about the clock’s batteries. Blaring for so long day after day would take its toll on anything, so she decided to tap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universe.</text:p>
      <text:p text:style-name="Normal">In her universe, her clock and her bed would work together to make her get up in the morning. The clock would understand that just scream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would carry her all the way to the kitchen table, like in those old cartoons. A cup of hot chocolate would be waiting for her, alongside a breakfast worthy of a five star hotel. Then, Time would slow down to allow her to enjoy it at her leisure, and in this same manner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even decide where the two of you would go, the rays of the sun pierced through the shutters of her window. Spot by spot, they climbed her blanket, until they touched her face. They were cold, and they were bright. Bright enough for her to perceive their light through her eyelids, through that thin veil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She didn’t like it.</text:p>
      <text:p text:style-name="Normal">“...” </text:p>
      <text:p text:style-name="Normal">She reflected on the thoughts she just had. After some moments, she poked her head out of the blanket. “I don’t like you,” a boy in her class told her many years ago, when she was six or seven. To this day, she still didn’t understand why he’d said that, she didn’t even remember the boy’s name or face, but she did remember how much it hurt.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